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text-properties fo:font-size="9pt" style:text-underline-style="solid" style:text-underline-width="auto" style:text-underline-color="font-color" style:font-size-asian="9pt" style:font-size-complex="9pt"/>
    </style:style>
    <style:style style:name="P3" style:family="paragraph" style:parent-style-name="Standard">
      <style:text-properties fo:font-size="9pt" style:text-underline-style="none" style:font-size-asian="9pt" style:font-size-complex="9pt"/>
    </style:style>
    <style:style style:name="P4" style:family="paragraph" style:parent-style-name="Standard" style:master-page-name="Standard">
      <style:paragraph-properties style:page-number="auto"/>
      <style:text-properties fo:font-size="9pt" style:font-size-asian="9pt" style:font-size-complex="9pt"/>
    </style:style>
    <style:style style:name="P5" style:family="paragraph" style:parent-style-name="Standard">
      <style:text-properties fo:font-size="9pt" style:text-underline-style="solid" style:text-underline-width="auto" style:text-underline-color="font-color" style:font-size-asian="9pt" style:font-size-complex="9pt"/>
    </style:style>
    <style:style style:name="P6" style:family="paragraph" style:parent-style-name="Standard" style:list-style-name="L1">
      <style:text-properties fo:font-size="9pt" style:text-underline-style="solid" style:text-underline-width="auto" style:text-underline-color="font-color" style:font-size-asian="9pt" style:font-size-complex="9pt"/>
    </style:style>
    <style:style style:name="T1" style:family="text">
      <style:text-properties style:text-underline-style="none"/>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lcom X’s speech uses a lot of repetitions to place emphasis on what he says, making the speech striking and remembered.</text:p>
      <text:p text:style-name="P1">Malcom X uses regularly “all of us” to unite the audience and the orator, or “you” to get the audience involved. We can also see on line 4/5 the repetition of “or” as an enumeration to unite every black person in the audience. Martin Luther King Jr. rather used the word “we” in order to get the audience to unite behind him.</text:p>
      <text:p text:style-name="P1">Both leaders were assassinated short after delivering those speeches, showing their engagement and these speeches in particular, or civil rights activism as a whole, were very risky in the American society of the 1960’s. Denouncing racism and hatred can be regarded as an act of heroism and bravery, but it also shows that violence was the final response to both discourses, no matter violent or non-violent, by the white supremacists that were still very strong in this era. Many leaders were gagged in one way or another, no matter their views on civil rights.</text:p>
      <text:p text:style-name="P1">Malcom X and Martin Luther King Jr. were assassinated in the 60’s, but their fight has inspired many people. Their legacy has paved the way for future black leaders’ election.</text:p>
      <text:p text:style-name="P1"/>
      <text:p text:style-name="P2">QE a, b page 239:</text:p>
      <text:p text:style-name="P3">a) Muhammad Ali (known as Cassius Clay before changing his name) was a famous American boxer, heavyweight American champion.</text:p>
      <text:p text:style-name="P3">b) On 29 April 1967, Ali refused to take the oath to be integrated into the US Army after he was drafted for the Vietnam war. As a reaction, boxing associations withdrew their recognition of him as a boxing champion. His license was suspended, and he was sentenced to a 10.000 dollars fine and a 5-years imprisonment. He also lost his passport. He only got the right to go back to boxing after 3 years and his passport after 4 years.</text:p>
      <text:p text:style-name="P3">Against the fight and the violence, but also against the over-drafting and killing of black people in the Vietnam war, he protested against the fact black people were treated as cannon fodder. He was a converted Muslim minister, and refused to fight in this war. He was famous then for his world title as the heavyweight boxing champion, and was greatly popular, strong, and admired. By refusing to be drafted/inducted, which would have made him serve 5 years in prison. To refuse to take the oath in that 29 April 1967, meant a lot of consequences. He was fined $10,000, got his boxing license revoked, and his passport was confiscated. He was also sentenced to 5 years, but he remained free on bail. He was also deprived of his world title and he couldn’t fight anymore or go abroad to fight.</text:p>
      <text:p text:style-name="P3"/>
      <text:p text:style-name="P2">Ex 3 page 237: </text:p>
      <text:p text:style-name="P2"><text:span text:style-name="T1">Nina Simone is a black woman, a singer and a civil rights activist for black people. She evokes the assassination of Malcom X and the threat of inevitable violence, as he was her favorite leader. She would have wanted to get to know this man before he died. She thought he change was needed in the US society. She still claims the races receive different treatment in the US, and that black people are still disadvantaged against white privilege. Her mindset changed along the years, from favoring the creation of a separate black state, to realizing this would just be the same situation in reverse and to wanting to change America by law, by asserting black people’s rights under the constitution, but she wanted a “black revolution” as she was septic with new laws, new statements of the supreme court, new presidents.</text:span></text:p>
      <text:p text:style-name="P2"><text:span text:style-name="T1"/></text:p>
      <text:p text:style-name="P2"><text:span text:style-name="T1"/></text:p>
      <text:list xml:id="list5141478585400561586" text:style-name="L1">
        <text:list-item>
          <text:p text:style-name="P6"><text:span text:style-name="T1">(reste sur PC) Barack Obama promised in his first campaign to be a new beginning for his party, pushing aside partisan politics. His message was based around “change” and progress. He was facing the beginning of an economic crisis, but was trusted by most americans, and claimed a 'winning against fear' politic.</text:span></text:p>
          <text:p text:style-name="P6"><text:span text:style-name="T1">During his mandate, he has a hard time settling a health care program. He led a number of military programs in Israel or against terrorist networks. Many mistakes were made as for american intervention in foreign countries. As for the social reforms in the US, he made progress on the homosexual marriage, immigration (nevermind the grat augmentation of expulsions) and abortion topics. As for the health care, it made the US's state debt skyrocket, but it worked. Some ecologic reforms were also led, but did not come to an agreement in the congress. His second mandate was shaken by scandals, like the ineffectiveness of firearms regulation or the NSA surveilliance over the internet. While having some problems,the Obamacare stayed afloat and stayed the same. Obama also tried to lead reforms around jobs, but the defiance of the opposite party in the congress and the plan overall were mitigated succes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4917in" style:writing-mode="lr-tb"/>
      <style:text-properties style:use-window-font-color="true" style:font-name="Calibri" fo:font-size="11pt" fo:language="fr" fo:country="F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list-style-name="" style:class="extra">
      <style:paragraph-properties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text-properties fo:language="en" fo:country="US"/>
    </style:style>
    <style:style style:name="Pied_20_de_20_page_20_Car" style:display-name="Pied de page Car" style:family="text" style:parent-style-name="Default_20_Paragraph_20_Font">
      <style:text-properties fo:language="en" fo:country="U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ève</meta:initial-creator>
    <meta:editing-cycles>16</meta:editing-cycles>
    <meta:creation-date>2021-10-01T14:11:00</meta:creation-date>
    <dc:date>2021-10-07T23:33:14.57</dc:date>
    <meta:editing-duration>PT1H1M18S</meta:editing-duration>
    <meta:generator>OpenOffice/4.1.10$Win32 OpenOffice.org_project/4110m2$Build-9807</meta:generator>
    <meta:document-statistic meta:table-count="0" meta:image-count="0" meta:object-count="0" meta:page-count="1" meta:paragraph-count="12" meta:word-count="801" meta:character-count="4611"/>
    <dc:creator>F G</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